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6.03.10</text:p>
          </table:table-cell>
          <table:table-cell office:value-type="string" calcext:value-type="string">
            <text:p>Вакуумный насос DSZH WK M2BM (2ст.,70 л/мин, 2Па) 3.62кг без масла.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3.12</text:p>
          </table:table-cell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61.44</text:p>
          </table:table-cell>
          <table:table-cell/>
          <table:table-cell table:style-name="Default" office:value-type="string" calcext:value-type="string">
            <text:p>79.06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масло 230мл. 242.6г брутто2. 237.2г тара. 83.3 ост. =153.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(2026.04.07)</text:p>
          </table:table-cell>
          <table:table-cell office:value-type="string" calcext:value-type="string">
            <text:p>Сумка для инструментов 49л 52х28х34см длинный карман. YILEQI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2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41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 table:style-name="Default" table:number-columns-repeated="1025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style-name="Default" table:number-columns-repeated="1025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26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.00.0000</text:date>, <text:time style:data-style-name="N2" text:time-value="04:09:29.0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4-08T04:10:17.972000000</dc:date>
    <meta:editing-duration>P10DT7H3M8S</meta:editing-duration>
    <meta:editing-cycles>4119</meta:editing-cycles>
    <meta:document-statistic meta:table-count="1" meta:cell-count="739" meta:object-count="0"/>
    <meta:user-defined meta:name="qrichtext">1</meta:user-defined>
  </office:meta>
</office:document-meta>
</file>